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1.611in"/>
    </style:style>
    <style:style style:name="co19" style:family="table-column">
      <style:table-column-properties fo:break-before="auto" style:column-width="0.163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shared-none-different-search </text:p>
          </table:table-cell>
          <table:table-cell office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>
            <text:p>Threads </text:p>
          </table:table-cell>
          <table:table-cell office:value-type="string">
            <text:p><text:s/>anbul-dated-5-15-u </text:p>
          </table:table-cell>
          <table:table-cell office:value-type="string">
            <text:p><text:s/>anbul-part-10-15-s </text:p>
          </table:table-cell>
          <table:table-cell office:value-type="string">
            <text:p><text:s/>fuhs-aprove-16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table:style-name="ce1" office:value-type="string">
            <text:p><text:s/>grieu-vmpc-s05-27r </text:p>
          </table:table-cell>
          <table:table-cell table:style-name="ce1" office:value-type="string">
            <text:p><text:s/>ibm-2002-20r-k75 </text:p>
          </table:table-cell>
          <table:table-cell table:style-name="ce1" office:value-type="string">
            <text:p><text:s/>ibm-2002-24r3-k100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table:style-name="ce1" office:value-type="string">
            <text:p><text:s/>manol-pipe-c7idw </text:p>
          </table:table-cell>
          <table:table-cell office:value-type="string">
            <text:p><text:s/>manol-pipe-g10bid_i </text:p>
          </table:table-cell>
          <table:table-cell office:value-type="string">
            <text:p><text:s/>mizh-md5-47-4 </text:p>
          </table:table-cell>
          <table:table-cell office:value-type="string">
            <text:p><text:s/>mizh-sha0-36-4 </text:p>
          </table:table-cell>
          <table:table-cell table:style-name="ce1" office:value-type="string">
            <text:p><text:s/>narai-vpn-10s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office:value-type="string">
            <text:p><text:s/>simon-s02b-r4b1k1.2 </text:p>
          </table:table-cell>
          <table:table-cell office:value-type="string">
            <text:p><text:s/>simon-s02-f2clk-50 </text:p>
          </table:table-cell>
          <table:table-cell table:style-name="ce1" office:value-type="string">
            <text:p><text:s/>velev-npe-1.0-9dlx-b71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62">
            <text:p>2.62</text:p>
          </table:table-cell>
          <table:table-cell office:value-type="float" office:value="17.35">
            <text:p>17.35</text:p>
          </table:table-cell>
          <table:table-cell office:value-type="float" office:value="6.38">
            <text:p>6.38</text:p>
          </table:table-cell>
          <table:table-cell office:value-type="float" office:value="2.49">
            <text:p>2.49</text:p>
          </table:table-cell>
          <table:table-cell office:value-type="float" office:value="3.16">
            <text:p>3.16</text:p>
          </table:table-cell>
          <table:table-cell table:style-name="ce1" office:value-type="float" office:value="2.72">
            <text:p>2.72</text:p>
          </table:table-cell>
          <table:table-cell table:style-name="ce1" office:value-type="float" office:value="15.51">
            <text:p>15.51</text:p>
          </table:table-cell>
          <table:table-cell table:style-name="ce1" office:value-type="float" office:value="12.05">
            <text:p>12.05</text:p>
          </table:table-cell>
          <table:table-cell office:value-type="float" office:value="7.21">
            <text:p>7.21</text:p>
          </table:table-cell>
          <table:table-cell office:value-type="float" office:value="12.73">
            <text:p>12.73</text:p>
          </table:table-cell>
          <table:table-cell table:style-name="ce1" office:value-type="float" office:value="13.49">
            <text:p>13.49</text:p>
          </table:table-cell>
          <table:table-cell office:value-type="float" office:value="24.13">
            <text:p>24.13</text:p>
          </table:table-cell>
          <table:table-cell office:value-type="float" office:value="12.3">
            <text:p>12.3</text:p>
          </table:table-cell>
          <table:table-cell office:value-type="float" office:value="12.09">
            <text:p>12.09</text:p>
          </table:table-cell>
          <table:table-cell table:style-name="ce1" office:value-type="float" office:value="52.29">
            <text:p>52.29</text:p>
          </table:table-cell>
          <table:table-cell office:value-type="float" office:value="8.43">
            <text:p>8.43</text:p>
          </table:table-cell>
          <table:table-cell office:value-type="float" office:value="21.1">
            <text:p>21.1</text:p>
          </table:table-cell>
          <table:table-cell office:value-type="float" office:value="4.02">
            <text:p>4.02</text:p>
          </table:table-cell>
          <table:table-cell office:value-type="float" office:value="5.31">
            <text:p>5.31</text:p>
          </table:table-cell>
          <table:table-cell table:style-name="ce1" office:value-type="float" office:value="15.98">
            <text:p>15.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76">
            <text:p>9.76</text:p>
          </table:table-cell>
          <table:table-cell office:value-type="float" office:value="30.46">
            <text:p>30.46</text:p>
          </table:table-cell>
          <table:table-cell office:value-type="float" office:value="11.05">
            <text:p>11.05</text:p>
          </table:table-cell>
          <table:table-cell office:value-type="float" office:value="10.35">
            <text:p>10.35</text:p>
          </table:table-cell>
          <table:table-cell office:value-type="float" office:value="13.71">
            <text:p>13.71</text:p>
          </table:table-cell>
          <table:table-cell table:style-name="ce1" office:value-type="float" office:value="4.22">
            <text:p>4.22</text:p>
          </table:table-cell>
          <table:table-cell table:style-name="ce1" office:value-type="float" office:value="24.37">
            <text:p>24.37</text:p>
          </table:table-cell>
          <table:table-cell table:style-name="ce1" office:value-type="float" office:value="23.72">
            <text:p>23.72</text:p>
          </table:table-cell>
          <table:table-cell office:value-type="float" office:value="16.02">
            <text:p>16.02</text:p>
          </table:table-cell>
          <table:table-cell office:value-type="float" office:value="19.54">
            <text:p>19.54</text:p>
          </table:table-cell>
          <table:table-cell table:style-name="ce1" office:value-type="float" office:value="29.9">
            <text:p>29.9</text:p>
          </table:table-cell>
          <table:table-cell office:value-type="float" office:value="41.92">
            <text:p>41.92</text:p>
          </table:table-cell>
          <table:table-cell office:value-type="float" office:value="23.34">
            <text:p>23.34</text:p>
          </table:table-cell>
          <table:table-cell office:value-type="float" office:value="21.78">
            <text:p>21.78</text:p>
          </table:table-cell>
          <table:table-cell table:style-name="ce1" office:value-type="float" office:value="61.92">
            <text:p>61.92</text:p>
          </table:table-cell>
          <table:table-cell office:value-type="float" office:value="20.58">
            <text:p>20.58</text:p>
          </table:table-cell>
          <table:table-cell office:value-type="float" office:value="31.63">
            <text:p>31.63</text:p>
          </table:table-cell>
          <table:table-cell office:value-type="float" office:value="12.03">
            <text:p>12.03</text:p>
          </table:table-cell>
          <table:table-cell office:value-type="float" office:value="11.98">
            <text:p>11.98</text:p>
          </table:table-cell>
          <table:table-cell table:style-name="ce1" office:value-type="float" office:value="17.03">
            <text:p>17.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4">
            <text:p>21.4</text:p>
          </table:table-cell>
          <table:table-cell office:value-type="float" office:value="38.69">
            <text:p>38.69</text:p>
          </table:table-cell>
          <table:table-cell office:value-type="float" office:value="17.28">
            <text:p>17.28</text:p>
          </table:table-cell>
          <table:table-cell office:value-type="float" office:value="21.13">
            <text:p>21.13</text:p>
          </table:table-cell>
          <table:table-cell office:value-type="float" office:value="23.29">
            <text:p>23.29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32.73">
            <text:p>32.73</text:p>
          </table:table-cell>
          <table:table-cell table:style-name="ce1" office:value-type="float" office:value="31.32">
            <text:p>31.32</text:p>
          </table:table-cell>
          <table:table-cell office:value-type="float" office:value="26.06">
            <text:p>26.06</text:p>
          </table:table-cell>
          <table:table-cell office:value-type="float" office:value="26.33">
            <text:p>26.33</text:p>
          </table:table-cell>
          <table:table-cell table:style-name="ce1" office:value-type="float" office:value="38.34">
            <text:p>38.34</text:p>
          </table:table-cell>
          <table:table-cell office:value-type="float" office:value="49.11">
            <text:p>49.11</text:p>
          </table:table-cell>
          <table:table-cell office:value-type="float" office:value="31.56">
            <text:p>31.56</text:p>
          </table:table-cell>
          <table:table-cell office:value-type="float" office:value="30.16">
            <text:p>30.16</text:p>
          </table:table-cell>
          <table:table-cell table:style-name="ce1" office:value-type="float" office:value="66.4">
            <text:p>66.4</text:p>
          </table:table-cell>
          <table:table-cell office:value-type="float" office:value="29.99">
            <text:p>29.99</text:p>
          </table:table-cell>
          <table:table-cell office:value-type="float" office:value="31.4">
            <text:p>31.4</text:p>
          </table:table-cell>
          <table:table-cell office:value-type="float" office:value="24.55">
            <text:p>24.55</text:p>
          </table:table-cell>
          <table:table-cell office:value-type="float" office:value="19.53">
            <text:p>19.53</text:p>
          </table:table-cell>
          <table:table-cell table:style-name="ce1" office:value-type="float" office:value="26.69">
            <text:p>26.6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.99">
            <text:p>31.99</text:p>
          </table:table-cell>
          <table:table-cell office:value-type="float" office:value="45.03">
            <text:p>45.03</text:p>
          </table:table-cell>
          <table:table-cell office:value-type="float" office:value="23.49">
            <text:p>23.49</text:p>
          </table:table-cell>
          <table:table-cell office:value-type="float" office:value="32.76">
            <text:p>32.76</text:p>
          </table:table-cell>
          <table:table-cell office:value-type="float" office:value="32.6">
            <text:p>32.6</text:p>
          </table:table-cell>
          <table:table-cell table:style-name="ce1" office:value-type="float" office:value="12.04">
            <text:p>12.04</text:p>
          </table:table-cell>
          <table:table-cell table:style-name="ce1" office:value-type="float" office:value="39.45">
            <text:p>39.45</text:p>
          </table:table-cell>
          <table:table-cell table:style-name="ce1" office:value-type="float" office:value="38.75">
            <text:p>38.75</text:p>
          </table:table-cell>
          <table:table-cell office:value-type="float" office:value="35.44">
            <text:p>35.44</text:p>
          </table:table-cell>
          <table:table-cell office:value-type="float" office:value="32.15">
            <text:p>32.15</text:p>
          </table:table-cell>
          <table:table-cell table:style-name="ce1" office:value-type="float" office:value="45.23">
            <text:p>45.23</text:p>
          </table:table-cell>
          <table:table-cell office:value-type="float" office:value="55.19">
            <text:p>55.19</text:p>
          </table:table-cell>
          <table:table-cell office:value-type="float" office:value="38.91">
            <text:p>38.91</text:p>
          </table:table-cell>
          <table:table-cell office:value-type="float" office:value="37.29">
            <text:p>37.29</text:p>
          </table:table-cell>
          <table:table-cell table:style-name="ce1" office:value-type="float" office:value="70.1">
            <text:p>70.1</text:p>
          </table:table-cell>
          <table:table-cell office:value-type="float" office:value="40.42">
            <text:p>40.42</text:p>
          </table:table-cell>
          <table:table-cell office:value-type="float" office:value="40.41">
            <text:p>40.41</text:p>
          </table:table-cell>
          <table:table-cell office:value-type="float" office:value="35.32">
            <text:p>35.32</text:p>
          </table:table-cell>
          <table:table-cell office:value-type="float" office:value="26.68">
            <text:p>26.68</text:p>
          </table:table-cell>
          <table:table-cell table:style-name="ce1" office:value-type="float" office:value="26.22">
            <text:p>26.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.91">
            <text:p>39.91</text:p>
          </table:table-cell>
          <table:table-cell office:value-type="float" office:value="48.34">
            <text:p>48.34</text:p>
          </table:table-cell>
          <table:table-cell office:value-type="float" office:value="29.79">
            <text:p>29.79</text:p>
          </table:table-cell>
          <table:table-cell office:value-type="float" office:value="38.86">
            <text:p>38.86</text:p>
          </table:table-cell>
          <table:table-cell office:value-type="float" office:value="37.64">
            <text:p>37.64</text:p>
          </table:table-cell>
          <table:table-cell table:style-name="ce1" office:value-type="float" office:value="14.23">
            <text:p>14.23</text:p>
          </table:table-cell>
          <table:table-cell table:style-name="ce1" office:value-type="float" office:value="44.06">
            <text:p>44.06</text:p>
          </table:table-cell>
          <table:table-cell table:style-name="ce1" office:value-type="float" office:value="44.56">
            <text:p>44.56</text:p>
          </table:table-cell>
          <table:table-cell office:value-type="float" office:value="41.39">
            <text:p>41.39</text:p>
          </table:table-cell>
          <table:table-cell office:value-type="float" office:value="37.07">
            <text:p>37.07</text:p>
          </table:table-cell>
          <table:table-cell table:style-name="ce1" office:value-type="float" office:value="48.27">
            <text:p>48.27</text:p>
          </table:table-cell>
          <table:table-cell office:value-type="float" office:value="58.97">
            <text:p>58.97</text:p>
          </table:table-cell>
          <table:table-cell office:value-type="float" office:value="43.23">
            <text:p>43.23</text:p>
          </table:table-cell>
          <table:table-cell office:value-type="float" office:value="42.24">
            <text:p>42.24</text:p>
          </table:table-cell>
          <table:table-cell table:style-name="ce1" office:value-type="float" office:value="73.34">
            <text:p>73.34</text:p>
          </table:table-cell>
          <table:table-cell office:value-type="float" office:value="44.08">
            <text:p>44.08</text:p>
          </table:table-cell>
          <table:table-cell office:value-type="float" office:value="44.12">
            <text:p>44.12</text:p>
          </table:table-cell>
          <table:table-cell office:value-type="float" office:value="40.65">
            <text:p>40.65</text:p>
          </table:table-cell>
          <table:table-cell office:value-type="float" office:value="31.77">
            <text:p>31.77</text:p>
          </table:table-cell>
          <table:table-cell table:style-name="ce1" office:value-type="float" office:value="15.41">
            <text:p>15.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.2">
            <text:p>48.2</text:p>
          </table:table-cell>
          <table:table-cell office:value-type="float" office:value="49.13">
            <text:p>49.13</text:p>
          </table:table-cell>
          <table:table-cell office:value-type="float" office:value="34.73">
            <text:p>34.73</text:p>
          </table:table-cell>
          <table:table-cell office:value-type="float" office:value="45.9">
            <text:p>45.9</text:p>
          </table:table-cell>
          <table:table-cell office:value-type="float" office:value="43.34">
            <text:p>43.34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49.09">
            <text:p>49.09</text:p>
          </table:table-cell>
          <table:table-cell table:style-name="ce1" office:value-type="float" office:value="49.7">
            <text:p>49.7</text:p>
          </table:table-cell>
          <table:table-cell office:value-type="float" office:value="47.34">
            <text:p>47.34</text:p>
          </table:table-cell>
          <table:table-cell office:value-type="float" office:value="41.09">
            <text:p>41.09</text:p>
          </table:table-cell>
          <table:table-cell table:style-name="ce1" office:value-type="float" office:value="51.93">
            <text:p>51.93</text:p>
          </table:table-cell>
          <table:table-cell office:value-type="float" office:value="62.39">
            <text:p>62.39</text:p>
          </table:table-cell>
          <table:table-cell office:value-type="float" office:value="47.81">
            <text:p>47.81</text:p>
          </table:table-cell>
          <table:table-cell office:value-type="float" office:value="46.62">
            <text:p>46.62</text:p>
          </table:table-cell>
          <table:table-cell table:style-name="ce1" office:value-type="float" office:value="75.46">
            <text:p>75.46</text:p>
          </table:table-cell>
          <table:table-cell office:value-type="float" office:value="49.11">
            <text:p>49.11</text:p>
          </table:table-cell>
          <table:table-cell office:value-type="float" office:value="43.3">
            <text:p>43.3</text:p>
          </table:table-cell>
          <table:table-cell office:value-type="float" office:value="46.93">
            <text:p>46.93</text:p>
          </table:table-cell>
          <table:table-cell office:value-type="float" office:value="37.63">
            <text:p>37.63</text:p>
          </table:table-cell>
          <table:table-cell table:style-name="ce1" office:value-type="float" office:value="17.24">
            <text:p>17.24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office:value-type="string">
            <text:p>shared-all-different-search 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/>
        </table:table-row>
        <table:table-row table:style-name="ro2">
          <table:table-cell office:value-type="string">
            <text:p>Threads </text:p>
          </table:table-cell>
          <table:table-cell office:value-type="string">
            <text:p><text:s/>anbul-dated-5-15-u </text:p>
          </table:table-cell>
          <table:table-cell table:style-name="ce1" office:value-type="string">
            <text:p><text:s/>anbul-part-10-15-s </text:p>
          </table:table-cell>
          <table:table-cell office:value-type="string">
            <text:p><text:s/>fuhs-aprove-16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table:style-name="ce1" office:value-type="string">
            <text:p><text:s/>grieu-vmpc-s05-27r </text:p>
          </table:table-cell>
          <table:table-cell table:style-name="ce1" office:value-type="string">
            <text:p><text:s/>ibm-2002-20r-k75 </text:p>
          </table:table-cell>
          <table:table-cell table:style-name="ce1" office:value-type="string">
            <text:p><text:s/>ibm-2002-24r3-k100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table:style-name="ce1" office:value-type="string">
            <text:p><text:s/>manol-pipe-c7idw </text:p>
          </table:table-cell>
          <table:table-cell office:value-type="string">
            <text:p><text:s/>manol-pipe-g10bid_i </text:p>
          </table:table-cell>
          <table:table-cell table:style-name="ce1" office:value-type="string">
            <text:p><text:s/>mizh-md5-47-4 </text:p>
          </table:table-cell>
          <table:table-cell table:style-name="ce1" office:value-type="string">
            <text:p><text:s/>mizh-sha0-36-4 </text:p>
          </table:table-cell>
          <table:table-cell table:style-name="ce1" office:value-type="string">
            <text:p><text:s/>narai-vpn-10s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table:style-name="ce1" office:value-type="string">
            <text:p><text:s/>simon-s02b-r4b1k1.2 </text:p>
          </table:table-cell>
          <table:table-cell office:value-type="string">
            <text:p><text:s/>simon-s02-f2clk-50 </text:p>
          </table:table-cell>
          <table:table-cell table:style-name="ce1" office:value-type="string">
            <text:p><text:s/>velev-npe-1.0-9dlx-b71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18">
            <text:p>9.18</text:p>
          </table:table-cell>
          <table:table-cell table:style-name="ce1" office:value-type="float" office:value="23.28">
            <text:p>23.28</text:p>
          </table:table-cell>
          <table:table-cell office:value-type="float" office:value="9.9">
            <text:p>9.9</text:p>
          </table:table-cell>
          <table:table-cell office:value-type="float" office:value="5.11">
            <text:p>5.11</text:p>
          </table:table-cell>
          <table:table-cell office:value-type="float" office:value="8.14">
            <text:p>8.14</text:p>
          </table:table-cell>
          <table:table-cell table:style-name="ce1" office:value-type="float" office:value="5.28">
            <text:p>5.28</text:p>
          </table:table-cell>
          <table:table-cell table:style-name="ce1" office:value-type="float" office:value="16.81">
            <text:p>16.81</text:p>
          </table:table-cell>
          <table:table-cell table:style-name="ce1" office:value-type="float" office:value="14.93">
            <text:p>14.93</text:p>
          </table:table-cell>
          <table:table-cell office:value-type="float" office:value="9.05">
            <text:p>9.05</text:p>
          </table:table-cell>
          <table:table-cell office:value-type="float" office:value="13.94">
            <text:p>13.94</text:p>
          </table:table-cell>
          <table:table-cell table:style-name="ce1" office:value-type="float" office:value="16.24">
            <text:p>16.24</text:p>
          </table:table-cell>
          <table:table-cell office:value-type="float" office:value="26.08">
            <text:p>26.08</text:p>
          </table:table-cell>
          <table:table-cell table:style-name="ce1" office:value-type="float" office:value="14.78">
            <text:p>14.78</text:p>
          </table:table-cell>
          <table:table-cell table:style-name="ce1" office:value-type="float" office:value="14.24">
            <text:p>14.24</text:p>
          </table:table-cell>
          <table:table-cell table:style-name="ce1" office:value-type="float" office:value="51.78">
            <text:p>51.78</text:p>
          </table:table-cell>
          <table:table-cell office:value-type="float" office:value="11.65">
            <text:p>11.65</text:p>
          </table:table-cell>
          <table:table-cell office:value-type="float" office:value="24.76">
            <text:p>24.76</text:p>
          </table:table-cell>
          <table:table-cell table:style-name="ce1" office:value-type="float" office:value="24.5">
            <text:p>24.5</text:p>
          </table:table-cell>
          <table:table-cell office:value-type="float" office:value="9.93">
            <text:p>9.93</text:p>
          </table:table-cell>
          <table:table-cell table:style-name="ce1" office:value-type="float" office:value="23.89">
            <text:p>23.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34">
            <text:p>34.34</text:p>
          </table:table-cell>
          <table:table-cell table:style-name="ce1" office:value-type="float" office:value="39.01">
            <text:p>39.01</text:p>
          </table:table-cell>
          <table:table-cell office:value-type="float" office:value="16.13">
            <text:p>16.13</text:p>
          </table:table-cell>
          <table:table-cell office:value-type="float" office:value="46.04">
            <text:p>46.04</text:p>
          </table:table-cell>
          <table:table-cell office:value-type="float" office:value="29.89">
            <text:p>29.89</text:p>
          </table:table-cell>
          <table:table-cell table:style-name="ce1" office:value-type="float" office:value="16.53">
            <text:p>16.53</text:p>
          </table:table-cell>
          <table:table-cell table:style-name="ce1" office:value-type="float" office:value="25.01">
            <text:p>25.01</text:p>
          </table:table-cell>
          <table:table-cell table:style-name="ce1" office:value-type="float" office:value="24.84">
            <text:p>24.84</text:p>
          </table:table-cell>
          <table:table-cell office:value-type="float" office:value="17.28">
            <text:p>17.28</text:p>
          </table:table-cell>
          <table:table-cell office:value-type="float" office:value="20.21">
            <text:p>20.21</text:p>
          </table:table-cell>
          <table:table-cell table:style-name="ce1" office:value-type="float" office:value="28.04">
            <text:p>28.04</text:p>
          </table:table-cell>
          <table:table-cell office:value-type="float" office:value="41.92">
            <text:p>41.92</text:p>
          </table:table-cell>
          <table:table-cell table:style-name="ce1" office:value-type="float" office:value="24.16">
            <text:p>24.16</text:p>
          </table:table-cell>
          <table:table-cell table:style-name="ce1" office:value-type="float" office:value="22.1">
            <text:p>22.1</text:p>
          </table:table-cell>
          <table:table-cell table:style-name="ce1" office:value-type="float" office:value="58.45">
            <text:p>58.45</text:p>
          </table:table-cell>
          <table:table-cell office:value-type="float" office:value="22.78">
            <text:p>22.78</text:p>
          </table:table-cell>
          <table:table-cell office:value-type="float" office:value="47.18">
            <text:p>47.18</text:p>
          </table:table-cell>
          <table:table-cell table:style-name="ce1" office:value-type="float" office:value="58.99">
            <text:p>58.99</text:p>
          </table:table-cell>
          <table:table-cell office:value-type="float" office:value="19.29">
            <text:p>19.29</text:p>
          </table:table-cell>
          <table:table-cell table:style-name="ce1" office:value-type="float" office:value="34.65">
            <text:p>34.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.11">
            <text:p>51.11</text:p>
          </table:table-cell>
          <table:table-cell table:style-name="ce1" office:value-type="float" office:value="48.04">
            <text:p>48.04</text:p>
          </table:table-cell>
          <table:table-cell office:value-type="float" office:value="32.09">
            <text:p>32.09</text:p>
          </table:table-cell>
          <table:table-cell office:value-type="float" office:value="54.08">
            <text:p>54.08</text:p>
          </table:table-cell>
          <table:table-cell office:value-type="float" office:value="39.55">
            <text:p>39.55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32.75">
            <text:p>32.75</text:p>
          </table:table-cell>
          <table:table-cell office:value-type="float" office:value="27.46">
            <text:p>27.46</text:p>
          </table:table-cell>
          <table:table-cell office:value-type="float" office:value="28.08">
            <text:p>28.08</text:p>
          </table:table-cell>
          <table:table-cell table:style-name="ce1" office:value-type="float" office:value="36.42">
            <text:p>36.42</text:p>
          </table:table-cell>
          <table:table-cell office:value-type="float" office:value="48.92">
            <text:p>48.92</text:p>
          </table:table-cell>
          <table:table-cell table:style-name="ce1" office:value-type="float" office:value="33.01">
            <text:p>33.01</text:p>
          </table:table-cell>
          <table:table-cell table:style-name="ce1" office:value-type="float" office:value="31.26">
            <text:p>31.26</text:p>
          </table:table-cell>
          <table:table-cell table:style-name="ce1" office:value-type="float" office:value="62.83">
            <text:p>62.83</text:p>
          </table:table-cell>
          <table:table-cell office:value-type="float" office:value="33.84">
            <text:p>33.84</text:p>
          </table:table-cell>
          <table:table-cell office:value-type="float" office:value="51.03">
            <text:p>51.03</text:p>
          </table:table-cell>
          <table:table-cell table:style-name="ce1" office:value-type="float" office:value="63.47">
            <text:p>63.47</text:p>
          </table:table-cell>
          <table:table-cell office:value-type="float" office:value="28.03">
            <text:p>28.03</text:p>
          </table:table-cell>
          <table:table-cell table:style-name="ce1" office:value-type="float" office:value="31.98">
            <text:p>31.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.25">
            <text:p>57.25</text:p>
          </table:table-cell>
          <table:table-cell table:style-name="ce1" office:value-type="float" office:value="51.5">
            <text:p>51.5</text:p>
          </table:table-cell>
          <table:table-cell office:value-type="float" office:value="39.28">
            <text:p>39.28</text:p>
          </table:table-cell>
          <table:table-cell office:value-type="float" office:value="58.89">
            <text:p>58.89</text:p>
          </table:table-cell>
          <table:table-cell office:value-type="float" office:value="47.89">
            <text:p>47.89</text:p>
          </table:table-cell>
          <table:table-cell table:style-name="ce1" office:value-type="float" office:value="41.47">
            <text:p>41.47</text:p>
          </table:table-cell>
          <table:table-cell table:style-name="ce1" office:value-type="float" office:value="38.11">
            <text:p>38.11</text:p>
          </table:table-cell>
          <table:table-cell table:style-name="ce1" office:value-type="float" office:value="38.03">
            <text:p>38.03</text:p>
          </table:table-cell>
          <table:table-cell office:value-type="float" office:value="35.52">
            <text:p>35.52</text:p>
          </table:table-cell>
          <table:table-cell office:value-type="float" office:value="32.69">
            <text:p>32.69</text:p>
          </table:table-cell>
          <table:table-cell table:style-name="ce1" office:value-type="float" office:value="40.44">
            <text:p>40.44</text:p>
          </table:table-cell>
          <table:table-cell office:value-type="float" office:value="52.98">
            <text:p>52.98</text:p>
          </table:table-cell>
          <table:table-cell table:style-name="ce1" office:value-type="float" office:value="37.61">
            <text:p>37.61</text:p>
          </table:table-cell>
          <table:table-cell table:style-name="ce1" office:value-type="float" office:value="35.86">
            <text:p>35.86</text:p>
          </table:table-cell>
          <table:table-cell table:style-name="ce1" office:value-type="float" office:value="65.65">
            <text:p>65.65</text:p>
          </table:table-cell>
          <table:table-cell office:value-type="float" office:value="40.57">
            <text:p>40.57</text:p>
          </table:table-cell>
          <table:table-cell office:value-type="float" office:value="54.43">
            <text:p>54.43</text:p>
          </table:table-cell>
          <table:table-cell table:style-name="ce1" office:value-type="float" office:value="62.95">
            <text:p>62.95</text:p>
          </table:table-cell>
          <table:table-cell office:value-type="float" office:value="37.73">
            <text:p>37.73</text:p>
          </table:table-cell>
          <table:table-cell table:style-name="ce1" office:value-type="float" office:value="30.98">
            <text:p>30.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.53">
            <text:p>60.53</text:p>
          </table:table-cell>
          <table:table-cell table:style-name="ce1" office:value-type="float" office:value="53.96">
            <text:p>53.96</text:p>
          </table:table-cell>
          <table:table-cell office:value-type="float" office:value="47.77">
            <text:p>47.77</text:p>
          </table:table-cell>
          <table:table-cell office:value-type="float" office:value="63.84">
            <text:p>63.84</text:p>
          </table:table-cell>
          <table:table-cell office:value-type="float" office:value="51.72">
            <text:p>51.72</text:p>
          </table:table-cell>
          <table:table-cell table:style-name="ce1" office:value-type="float" office:value="55.83">
            <text:p>55.83</text:p>
          </table:table-cell>
          <table:table-cell table:style-name="ce1" office:value-type="float" office:value="43.15">
            <text:p>43.15</text:p>
          </table:table-cell>
          <table:table-cell table:style-name="ce1" office:value-type="float" office:value="43.08">
            <text:p>43.08</text:p>
          </table:table-cell>
          <table:table-cell office:value-type="float" office:value="41.27">
            <text:p>41.27</text:p>
          </table:table-cell>
          <table:table-cell office:value-type="float" office:value="36.79">
            <text:p>36.79</text:p>
          </table:table-cell>
          <table:table-cell table:style-name="ce1" office:value-type="float" office:value="44.3">
            <text:p>44.3</text:p>
          </table:table-cell>
          <table:table-cell office:value-type="float" office:value="56.23">
            <text:p>56.23</text:p>
          </table:table-cell>
          <table:table-cell table:style-name="ce1" office:value-type="float" office:value="42.47">
            <text:p>42.47</text:p>
          </table:table-cell>
          <table:table-cell table:style-name="ce1" office:value-type="float" office:value="40.55">
            <text:p>40.55</text:p>
          </table:table-cell>
          <table:table-cell table:style-name="ce1" office:value-type="float" office:value="66.72">
            <text:p>66.72</text:p>
          </table:table-cell>
          <table:table-cell office:value-type="float" office:value="46.27">
            <text:p>46.27</text:p>
          </table:table-cell>
          <table:table-cell office:value-type="float" office:value="58.91">
            <text:p>58.91</text:p>
          </table:table-cell>
          <table:table-cell table:style-name="ce1" office:value-type="float" office:value="68.01">
            <text:p>68.01</text:p>
          </table:table-cell>
          <table:table-cell office:value-type="float" office:value="46.8">
            <text:p>46.8</text:p>
          </table:table-cell>
          <table:table-cell table:style-name="ce1" office:value-type="float" office:value="34.22">
            <text:p>34.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.9">
            <text:p>62.9</text:p>
          </table:table-cell>
          <table:table-cell table:style-name="ce1" office:value-type="float" office:value="56.76">
            <text:p>56.76</text:p>
          </table:table-cell>
          <table:table-cell office:value-type="float" office:value="53.64">
            <text:p>53.64</text:p>
          </table:table-cell>
          <table:table-cell office:value-type="float" office:value="66.13">
            <text:p>66.13</text:p>
          </table:table-cell>
          <table:table-cell office:value-type="float" office:value="57.12">
            <text:p>57.12</text:p>
          </table:table-cell>
          <table:table-cell table:style-name="ce1" office:value-type="float" office:value="48.7">
            <text:p>48.7</text:p>
          </table:table-cell>
          <table:table-cell table:style-name="ce1" office:value-type="float" office:value="46.9">
            <text:p>46.9</text:p>
          </table:table-cell>
          <table:table-cell table:style-name="ce1" office:value-type="float" office:value="47.46">
            <text:p>47.46</text:p>
          </table:table-cell>
          <table:table-cell office:value-type="float" office:value="46.34">
            <text:p>46.34</text:p>
          </table:table-cell>
          <table:table-cell office:value-type="float" office:value="39.9">
            <text:p>39.9</text:p>
          </table:table-cell>
          <table:table-cell table:style-name="ce1" office:value-type="float" office:value="46.89">
            <text:p>46.89</text:p>
          </table:table-cell>
          <table:table-cell office:value-type="float" office:value="58.91">
            <text:p>58.91</text:p>
          </table:table-cell>
          <table:table-cell table:style-name="ce1" office:value-type="float" office:value="46.04">
            <text:p>46.04</text:p>
          </table:table-cell>
          <table:table-cell table:style-name="ce1" office:value-type="float" office:value="44.47">
            <text:p>44.47</text:p>
          </table:table-cell>
          <table:table-cell table:style-name="ce1" office:value-type="float" office:value="67.3">
            <text:p>67.3</text:p>
          </table:table-cell>
          <table:table-cell office:value-type="float" office:value="51.05">
            <text:p>51.05</text:p>
          </table:table-cell>
          <table:table-cell office:value-type="float" office:value="56.27">
            <text:p>56.27</text:p>
          </table:table-cell>
          <table:table-cell table:style-name="ce1" office:value-type="float" office:value="66.87">
            <text:p>66.87</text:p>
          </table:table-cell>
          <table:table-cell office:value-type="float" office:value="51.77">
            <text:p>51.77</text:p>
          </table:table-cell>
          <table:table-cell table:style-name="ce1" office:value-type="float" office:value="34.21">
            <text:p>34.2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hared-binaries-different-search </text:p>
          </table:table-cell>
          <table:table-cell office:value-type="string">
            <text:p><text:s/></text:p>
          </table:table-cell>
          <table:table-cell table:number-columns-repeated="20"/>
        </table:table-row>
        <table:table-row table:style-name="ro2">
          <table:table-cell office:value-type="string">
            <text:p>Threads </text:p>
          </table:table-cell>
          <table:table-cell table:style-name="ce1" office:value-type="string">
            <text:p><text:s/>anbul-dated-5-15-u </text:p>
          </table:table-cell>
          <table:table-cell table:style-name="ce1" office:value-type="string">
            <text:p><text:s/>anbul-part-10-15-s </text:p>
          </table:table-cell>
          <table:table-cell table:style-name="ce1" office:value-type="string">
            <text:p><text:s/>fuhs-aprove-16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table:style-name="ce1" office:value-type="string">
            <text:p><text:s/>grieu-vmpc-s05-27r </text:p>
          </table:table-cell>
          <table:table-cell table:style-name="ce1" office:value-type="string">
            <text:p><text:s/>ibm-2002-20r-k75 </text:p>
          </table:table-cell>
          <table:table-cell table:style-name="ce1" office:value-type="string">
            <text:p><text:s/>ibm-2002-24r3-k100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table:style-name="ce1" office:value-type="string">
            <text:p><text:s/>manol-pipe-c7idw </text:p>
          </table:table-cell>
          <table:table-cell office:value-type="string">
            <text:p><text:s/>manol-pipe-g10bid_i </text:p>
          </table:table-cell>
          <table:table-cell office:value-type="string">
            <text:p><text:s/>mizh-md5-47-4 </text:p>
          </table:table-cell>
          <table:table-cell table:style-name="ce1" office:value-type="string">
            <text:p><text:s/>mizh-sha0-36-4 </text:p>
          </table:table-cell>
          <table:table-cell table:style-name="ce1" office:value-type="string">
            <text:p><text:s/>narai-vpn-10s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table:style-name="ce1" office:value-type="string">
            <text:p><text:s/>simon-s02b-r4b1k1.2 </text:p>
          </table:table-cell>
          <table:table-cell office:value-type="string">
            <text:p><text:s/>simon-s02-f2clk-50 </text:p>
          </table:table-cell>
          <table:table-cell table:style-name="ce1" office:value-type="string">
            <text:p><text:s/>velev-npe-1.0-9dlx-b71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.52">
            <text:p>2.52</text:p>
          </table:table-cell>
          <table:table-cell table:style-name="ce1" office:value-type="float" office:value="21.83">
            <text:p>21.83</text:p>
          </table:table-cell>
          <table:table-cell table:style-name="ce1" office:value-type="float" office:value="3.66">
            <text:p>3.66</text:p>
          </table:table-cell>
          <table:table-cell office:value-type="float" office:value="2.32">
            <text:p>2.32</text:p>
          </table:table-cell>
          <table:table-cell office:value-type="float" office:value="3.64">
            <text:p>3.64</text:p>
          </table:table-cell>
          <table:table-cell table:style-name="ce1" office:value-type="float" office:value="2.67">
            <text:p>2.67</text:p>
          </table:table-cell>
          <table:table-cell table:style-name="ce1" office:value-type="float" office:value="16.53">
            <text:p>16.53</text:p>
          </table:table-cell>
          <table:table-cell table:style-name="ce1" office:value-type="float" office:value="13.65">
            <text:p>13.65</text:p>
          </table:table-cell>
          <table:table-cell office:value-type="float" office:value="7.63">
            <text:p>7.63</text:p>
          </table:table-cell>
          <table:table-cell office:value-type="float" office:value="13.78">
            <text:p>13.78</text:p>
          </table:table-cell>
          <table:table-cell table:style-name="ce1" office:value-type="float" office:value="15.79">
            <text:p>15.79</text:p>
          </table:table-cell>
          <table:table-cell office:value-type="float" office:value="24.88">
            <text:p>24.88</text:p>
          </table:table-cell>
          <table:table-cell office:value-type="float" office:value="13.29">
            <text:p>13.29</text:p>
          </table:table-cell>
          <table:table-cell table:style-name="ce1" office:value-type="float" office:value="12.93">
            <text:p>12.93</text:p>
          </table:table-cell>
          <table:table-cell table:style-name="ce1" office:value-type="float" office:value="51.59">
            <text:p>51.59</text:p>
          </table:table-cell>
          <table:table-cell office:value-type="float" office:value="9.9">
            <text:p>9.9</text:p>
          </table:table-cell>
          <table:table-cell office:value-type="float" office:value="27.17">
            <text:p>27.17</text:p>
          </table:table-cell>
          <table:table-cell table:style-name="ce1" office:value-type="float" office:value="3.8">
            <text:p>3.8</text:p>
          </table:table-cell>
          <table:table-cell office:value-type="float" office:value="5.37">
            <text:p>5.37</text:p>
          </table:table-cell>
          <table:table-cell table:style-name="ce1" office:value-type="float" office:value="34.26">
            <text:p>34.2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5.29">
            <text:p>5.29</text:p>
          </table:table-cell>
          <table:table-cell table:style-name="ce1" office:value-type="float" office:value="35.1">
            <text:p>35.1</text:p>
          </table:table-cell>
          <table:table-cell table:style-name="ce1" office:value-type="float" office:value="8.27">
            <text:p>8.27</text:p>
          </table:table-cell>
          <table:table-cell office:value-type="float" office:value="8.96">
            <text:p>8.96</text:p>
          </table:table-cell>
          <table:table-cell office:value-type="float" office:value="12.52">
            <text:p>12.52</text:p>
          </table:table-cell>
          <table:table-cell table:style-name="ce1" office:value-type="float" office:value="4.18">
            <text:p>4.18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22.48">
            <text:p>22.48</text:p>
          </table:table-cell>
          <table:table-cell office:value-type="float" office:value="14.78">
            <text:p>14.78</text:p>
          </table:table-cell>
          <table:table-cell office:value-type="float" office:value="19.83">
            <text:p>19.83</text:p>
          </table:table-cell>
          <table:table-cell table:style-name="ce1" office:value-type="float" office:value="27.78">
            <text:p>27.78</text:p>
          </table:table-cell>
          <table:table-cell office:value-type="float" office:value="40.88">
            <text:p>40.88</text:p>
          </table:table-cell>
          <table:table-cell office:value-type="float" office:value="22.93">
            <text:p>22.93</text:p>
          </table:table-cell>
          <table:table-cell table:style-name="ce1" office:value-type="float" office:value="20.83">
            <text:p>20.83</text:p>
          </table:table-cell>
          <table:table-cell table:style-name="ce1" office:value-type="float" office:value="58.44">
            <text:p>58.44</text:p>
          </table:table-cell>
          <table:table-cell office:value-type="float" office:value="20.67">
            <text:p>20.67</text:p>
          </table:table-cell>
          <table:table-cell office:value-type="float" office:value="40.06">
            <text:p>40.06</text:p>
          </table:table-cell>
          <table:table-cell table:style-name="ce1" office:value-type="float" office:value="9.9">
            <text:p>9.9</text:p>
          </table:table-cell>
          <table:table-cell office:value-type="float" office:value="10.9">
            <text:p>10.9</text:p>
          </table:table-cell>
          <table:table-cell table:style-name="ce1" office:value-type="float" office:value="26.78">
            <text:p>26.7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12.17">
            <text:p>12.17</text:p>
          </table:table-cell>
          <table:table-cell table:style-name="ce1" office:value-type="float" office:value="45.11">
            <text:p>45.11</text:p>
          </table:table-cell>
          <table:table-cell table:style-name="ce1" office:value-type="float" office:value="18.54">
            <text:p>18.54</text:p>
          </table:table-cell>
          <table:table-cell office:value-type="float" office:value="21.62">
            <text:p>21.62</text:p>
          </table:table-cell>
          <table:table-cell office:value-type="float" office:value="22.54">
            <text:p>22.54</text:p>
          </table:table-cell>
          <table:table-cell table:style-name="ce1" office:value-type="float" office:value="10.58">
            <text:p>10.58</text:p>
          </table:table-cell>
          <table:table-cell table:style-name="ce1" office:value-type="float" office:value="31.61">
            <text:p>31.61</text:p>
          </table:table-cell>
          <table:table-cell table:style-name="ce1" office:value-type="float" office:value="31.31">
            <text:p>31.31</text:p>
          </table:table-cell>
          <table:table-cell office:value-type="float" office:value="24.4">
            <text:p>24.4</text:p>
          </table:table-cell>
          <table:table-cell office:value-type="float" office:value="25.88">
            <text:p>25.88</text:p>
          </table:table-cell>
          <table:table-cell table:style-name="ce1" office:value-type="float" office:value="35.86">
            <text:p>35.86</text:p>
          </table:table-cell>
          <table:table-cell office:value-type="float" office:value="48.07">
            <text:p>48.07</text:p>
          </table:table-cell>
          <table:table-cell office:value-type="float" office:value="31.47">
            <text:p>31.47</text:p>
          </table:table-cell>
          <table:table-cell table:style-name="ce1" office:value-type="float" office:value="29.67">
            <text:p>29.67</text:p>
          </table:table-cell>
          <table:table-cell table:style-name="ce1" office:value-type="float" office:value="63.04">
            <text:p>63.04</text:p>
          </table:table-cell>
          <table:table-cell office:value-type="float" office:value="32.21">
            <text:p>32.21</text:p>
          </table:table-cell>
          <table:table-cell office:value-type="float" office:value="50.77">
            <text:p>50.77</text:p>
          </table:table-cell>
          <table:table-cell table:style-name="ce1" office:value-type="float" office:value="22.2">
            <text:p>22.2</text:p>
          </table:table-cell>
          <table:table-cell office:value-type="float" office:value="19.17">
            <text:p>19.17</text:p>
          </table:table-cell>
          <table:table-cell table:style-name="ce1" office:value-type="float" office:value="31.94">
            <text:p>31.9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6.67">
            <text:p>16.67</text:p>
          </table:table-cell>
          <table:table-cell table:style-name="ce1" office:value-type="float" office:value="49.49">
            <text:p>49.49</text:p>
          </table:table-cell>
          <table:table-cell table:style-name="ce1" office:value-type="float" office:value="22.85">
            <text:p>22.85</text:p>
          </table:table-cell>
          <table:table-cell office:value-type="float" office:value="28.07">
            <text:p>28.07</text:p>
          </table:table-cell>
          <table:table-cell office:value-type="float" office:value="28.57">
            <text:p>28.57</text:p>
          </table:table-cell>
          <table:table-cell table:style-name="ce1" office:value-type="float" office:value="11.21">
            <text:p>11.21</text:p>
          </table:table-cell>
          <table:table-cell table:style-name="ce1" office:value-type="float" office:value="37.63">
            <text:p>37.63</text:p>
          </table:table-cell>
          <table:table-cell table:style-name="ce1" office:value-type="float" office:value="37.26">
            <text:p>37.26</text:p>
          </table:table-cell>
          <table:table-cell office:value-type="float" office:value="29.69">
            <text:p>29.69</text:p>
          </table:table-cell>
          <table:table-cell office:value-type="float" office:value="30.93">
            <text:p>30.93</text:p>
          </table:table-cell>
          <table:table-cell table:style-name="ce1" office:value-type="float" office:value="40.39">
            <text:p>40.39</text:p>
          </table:table-cell>
          <table:table-cell office:value-type="float" office:value="52.34">
            <text:p>52.34</text:p>
          </table:table-cell>
          <table:table-cell office:value-type="float" office:value="36.59">
            <text:p>36.59</text:p>
          </table:table-cell>
          <table:table-cell table:style-name="ce1" office:value-type="float" office:value="34.38">
            <text:p>34.38</text:p>
          </table:table-cell>
          <table:table-cell table:style-name="ce1" office:value-type="float" office:value="65.91">
            <text:p>65.91</text:p>
          </table:table-cell>
          <table:table-cell office:value-type="float" office:value="39.03">
            <text:p>39.03</text:p>
          </table:table-cell>
          <table:table-cell office:value-type="float" office:value="53.52">
            <text:p>53.52</text:p>
          </table:table-cell>
          <table:table-cell table:style-name="ce1" office:value-type="float" office:value="25.79">
            <text:p>25.79</text:p>
          </table:table-cell>
          <table:table-cell office:value-type="float" office:value="24.58">
            <text:p>24.58</text:p>
          </table:table-cell>
          <table:table-cell table:style-name="ce1" office:value-type="float" office:value="24.06">
            <text:p>24.0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23.98">
            <text:p>23.98</text:p>
          </table:table-cell>
          <table:table-cell table:style-name="ce1" office:value-type="float" office:value="52.71">
            <text:p>52.71</text:p>
          </table:table-cell>
          <table:table-cell table:style-name="ce1" office:value-type="float" office:value="30.95">
            <text:p>30.95</text:p>
          </table:table-cell>
          <table:table-cell office:value-type="float" office:value="36.07">
            <text:p>36.07</text:p>
          </table:table-cell>
          <table:table-cell office:value-type="float" office:value="35.25">
            <text:p>35.25</text:p>
          </table:table-cell>
          <table:table-cell table:style-name="ce1" office:value-type="float" office:value="20.06">
            <text:p>20.06</text:p>
          </table:table-cell>
          <table:table-cell table:style-name="ce1" office:value-type="float" office:value="42.94">
            <text:p>42.94</text:p>
          </table:table-cell>
          <table:table-cell table:style-name="ce1" office:value-type="float" office:value="42.1">
            <text:p>42.1</text:p>
          </table:table-cell>
          <table:table-cell office:value-type="float" office:value="36.06">
            <text:p>36.06</text:p>
          </table:table-cell>
          <table:table-cell office:value-type="float" office:value="35.31">
            <text:p>35.31</text:p>
          </table:table-cell>
          <table:table-cell table:style-name="ce1" office:value-type="float" office:value="44.27">
            <text:p>44.27</text:p>
          </table:table-cell>
          <table:table-cell office:value-type="float" office:value="55.7">
            <text:p>55.7</text:p>
          </table:table-cell>
          <table:table-cell office:value-type="float" office:value="41.5">
            <text:p>41.5</text:p>
          </table:table-cell>
          <table:table-cell table:style-name="ce1" office:value-type="float" office:value="39.85">
            <text:p>39.85</text:p>
          </table:table-cell>
          <table:table-cell table:style-name="ce1" office:value-type="float" office:value="67.51">
            <text:p>67.51</text:p>
          </table:table-cell>
          <table:table-cell office:value-type="float" office:value="45.2">
            <text:p>45.2</text:p>
          </table:table-cell>
          <table:table-cell office:value-type="float" office:value="55.24">
            <text:p>55.24</text:p>
          </table:table-cell>
          <table:table-cell table:style-name="ce1" office:value-type="float" office:value="32.78">
            <text:p>32.78</text:p>
          </table:table-cell>
          <table:table-cell office:value-type="float" office:value="30.42">
            <text:p>30.42</text:p>
          </table:table-cell>
          <table:table-cell table:style-name="ce1" office:value-type="float" office:value="27.42">
            <text:p>27.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30.3">
            <text:p>30.3</text:p>
          </table:table-cell>
          <table:table-cell table:style-name="ce1" office:value-type="float" office:value="54.39">
            <text:p>54.39</text:p>
          </table:table-cell>
          <table:table-cell table:style-name="ce1" office:value-type="float" office:value="37.63">
            <text:p>37.63</text:p>
          </table:table-cell>
          <table:table-cell office:value-type="float" office:value="43.2">
            <text:p>43.2</text:p>
          </table:table-cell>
          <table:table-cell office:value-type="float" office:value="40.88">
            <text:p>40.88</text:p>
          </table:table-cell>
          <table:table-cell table:style-name="ce1" office:value-type="float" office:value="19.01">
            <text:p>19.01</text:p>
          </table:table-cell>
          <table:table-cell table:style-name="ce1" office:value-type="float" office:value="46.87">
            <text:p>46.87</text:p>
          </table:table-cell>
          <table:table-cell table:style-name="ce1" office:value-type="float" office:value="46.2">
            <text:p>46.2</text:p>
          </table:table-cell>
          <table:table-cell office:value-type="float" office:value="41.5">
            <text:p>41.5</text:p>
          </table:table-cell>
          <table:table-cell office:value-type="float" office:value="39.19">
            <text:p>39.19</text:p>
          </table:table-cell>
          <table:table-cell table:style-name="ce1" office:value-type="float" office:value="47.58">
            <text:p>47.58</text:p>
          </table:table-cell>
          <table:table-cell office:value-type="float" office:value="58.3">
            <text:p>58.3</text:p>
          </table:table-cell>
          <table:table-cell office:value-type="float" office:value="45.72">
            <text:p>45.72</text:p>
          </table:table-cell>
          <table:table-cell table:style-name="ce1" office:value-type="float" office:value="44.05">
            <text:p>44.05</text:p>
          </table:table-cell>
          <table:table-cell table:style-name="ce1" office:value-type="float" office:value="68.67">
            <text:p>68.67</text:p>
          </table:table-cell>
          <table:table-cell office:value-type="float" office:value="49.89">
            <text:p>49.89</text:p>
          </table:table-cell>
          <table:table-cell office:value-type="float" office:value="55.22">
            <text:p>55.22</text:p>
          </table:table-cell>
          <table:table-cell table:style-name="ce1" office:value-type="float" office:value="42.67">
            <text:p>42.67</text:p>
          </table:table-cell>
          <table:table-cell office:value-type="float" office:value="36.04">
            <text:p>36.04</text:p>
          </table:table-cell>
          <table:table-cell table:style-name="ce1" office:value-type="float" office:value="28.29">
            <text:p>28.29</text:p>
          </table:table-cell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 table:number-rows-repeated="104853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5T10:57:11</dc:date>
    <meta:generator>LibreOffice/3.5$Linux_X86_64 LibreOffice_project/350m1$Build-2</meta:generator>
    <meta:editing-duration>PT19M32S</meta:editing-duration>
    <meta:editing-cycles>2</meta:editing-cycles>
    <meta:document-statistic meta:table-count="1" meta:cell-count="473" meta:object-count="0"/>
  </office:meta>
</office:document-meta>
</file>